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69.83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4.1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27.08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44.7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rcentLackOfCohesion</text:p>
          </table:table-cell>
          <table:table-cell office:value-type="string" calcext:value-type="string">
            <text:p>CountClassCoupled</text:p>
          </table:table-cell>
          <table:table-cell office:value-type="string" calcext:value-type="string">
            <text:p>AvgCyclomatic</text:p>
          </table:table-cell>
          <table:table-cell office:value-type="string" calcext:value-type="string">
            <text:p>SumCyclomatic</text:p>
          </table:table-cell>
          <table:table-cell office:value-type="string" calcext:value-type="string">
            <text:p>MaxNesting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CountClassDerived</text:p>
          </table:table-cell>
          <table:table-cell office:value-type="string" calcext:value-type="string">
            <text:p>MaxInheritanceTree</text:p>
          </table:table-cell>
          <table:table-cell office:value-type="string" calcext:value-type="string">
            <text:p>CountClassBase</text:p>
          </table:table-cell>
          <table:table-cell office:value-type="string" calcext:value-type="string">
            <text:p>CountLineCode</text:p>
          </table:table-cell>
          <table:table-cell office:value-type="string" calcext:value-type="string">
            <text:p>CountLineComment</text:p>
          </table:table-cell>
          <table:table-cell office:value-type="string" calcext:value-type="string">
            <text:p>CountDeclClass</text:p>
          </table:table-cell>
          <table:table-cell office:value-type="string" calcext:value-type="string">
            <text:p>CountDeclInstanceMethod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valida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72" calcext:value-type="float">
            <text:p>37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watc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07" calcext:value-type="float">
            <text:p>407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formatad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6" calcext:value-type="float">
            <text:p>506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t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38" calcext:value-type="float">
            <text:p>63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Watchers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sample.ui.mod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aseCanarinhoTextWatcher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blic Abstract Class</text:p>
          </table:table-cell>
          <table:table-cell office:value-type="string" calcext:value-type="string">
            <text:p>br.com.concrete.canarinho.watcher.BaseCanarinhoTextWatche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idadorBoleto.jav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validator.ValidadorBole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samp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oletoBancarioTextWatcher.jav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watcher.BoletoBancarioTextWatcher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emoWatchersInstrumentationTest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igitoPara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sample.DemoWatchersInstrumentationTes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LinhaDigitavel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idadorCPF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formatador.FormatadorLinhaDigitav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validator.ValidadorCP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orMonetarioWatche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Base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idadorCPFCNPJ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br.com.concrete.canarinho.formatador.FormatadorBase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validator.ValidadorCPFCNPJ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CPFCNPJ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formatador.FormatadorCPFCNPJ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Valor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formatador.FormatadorValor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Boleto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Telefone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ascaraNumericaTextWatche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formatador.FormatadorBole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formatador.FormatadorTelef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Static Class</text:p>
          </table:table-cell>
          <table:table-cell office:value-type="string" calcext:value-type="string">
            <text:p>br.com.concrete.canarinho.DigitoPara.Builder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test.watc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watcher.ValorMonetarioWatcher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idadorCNPJ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DigitoPara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validator.ValidadorCNPJ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CPFCNPJ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idadorTelefone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CPFCNPJ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validator.ValidadorTelef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CEP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CNPJ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CPF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idadorCEP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CE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CNPJ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CP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validator.ValidadorCE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tected Method</text:p>
          </table:table-cell>
          <table:table-cell office:value-type="string" calcext:value-type="string">
            <text:p>br.com.concrete.canarinho.watcher.BoletoBancarioTextWatcher.efetuaValidacao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Telefone.j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Telefo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Valo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sample.ui.frag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Val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validator.ValidadorBoleto.validaTribut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CEP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Validadores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formatador.FormatadorCE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Validado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 Static Class</text:p>
          </table:table-cell>
          <table:table-cell office:value-type="string" calcext:value-type="string">
            <text:p>br.com.concrete.canarinho.watcher.MascaraNumericaTextWatcher.Builder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BaseCanarinhoTextWatcher.trataRemocaoDeCaract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Static Class</text:p>
          </table:table-cell>
          <table:table-cell office:value-type="string" calcext:value-type="string">
            <text:p>br.com.concrete.canarinho.sample.ui.model.Watchers.EventoDeValidacaoBole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oletoTextWatcherTest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PFCNPJTextWatche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idado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br.com.concrete.canarinho.validator.Validador.ResultadoParcial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watcher.CPFCNPJTextWatcher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calcul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LinhaDigitavel.desformat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LinhaDigitavel.format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Boleto.ehVali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BoletoBancarioTextWatcher.afterTextChange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lefoneTextWatche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orMonetarioWatcherTest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 Enum Type</text:p>
          </table:table-cell>
          <table:table-cell office:value-type="string" calcext:value-type="string">
            <text:p>br.com.concrete.canarinho.sample.ui.model.Watcher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watcher.BoletoTextWatcherTest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watcher.ValorMonetarioWatcherTes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watcher.MascaraNumericaTextWatcher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watcher.TelefoneTextWatcher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EventoDeValidacaoBoleto.invali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validator.ValidadorBoleto.validaNorma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PF.ehValid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validator.ValidadorCPF.estaNaListaNegr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PFCNPJ.ehVali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BaseCanarinhoTextWatcher.carregarMascara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ed Method</text:p>
          </table:table-cell>
          <table:table-cell office:value-type="string" calcext:value-type="string">
            <text:p>br.com.concrete.canarinho.watcher.BaseCanarinhoTextWatcher.efetuaValidaca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BoletoBancarioTextWatcher.verificaFiltr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BOLETO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WatcherFragment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WatchersPagerAdapte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DemoWatchersInstrumentationTest.paste.(Anon_1)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sample.ui.adap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sample.ui.adapter.WatchersPagerAdapte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sample.ui.fragment.WatcherFragment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 Static Class</text:p>
          </table:table-cell>
          <table:table-cell office:value-type="string" calcext:value-type="string">
            <text:p>br.com.concrete.canarinho.sample.ui.model.Watchers.SampleEventoDeValidac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BOLE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EP.ehVali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NPJ.ehVali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NPJ.ehVali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PF.ehVali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PFCNPJ.ehVali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Telefone.ehVali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Telefone.ehVali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MascaraNumericaTextWatcher.Builder.bui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ValorMonetarioWatcher.afterTextChang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EPTextWatcher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anarinhoValorMonetarioWatcherFragment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eFormatadorLinhaDigitavel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sample.ui.fragment.CanarinhoValorMonetarioWatcherFragment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test.TesteFormatadorLinhaDigita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watcher.CEPTextWatcher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 Static Class</text:p>
          </table:table-cell>
          <table:table-cell office:value-type="string" calcext:value-type="string">
            <text:p>br.com.concrete.canarinho.watcher.ValorMonetarioWatcher.Builder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Builder.buil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ase.desformat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ase.format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PFCNPJ.podeSerFormata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Valor.desformat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CNPJ.consegueDizerSeEstaFormatad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validator.ValidadorBoleto.validaBloc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CEP.ehVali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CPFCNPJTextWatcher.afterTextChang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MascaraNumericaTextWatcher.afterTextChang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TelefoneTextWatcher.afterTextChang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ainActivity.java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sample.ui.activit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sample.ui.activity.MainActivit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ugOnApi28Test.j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 Class</text:p>
          </table:table-cell>
          <table:table-cell office:value-type="string" calcext:value-type="string">
            <text:p>br.com.concrete.canarinho.sample.BugOnApi28Tes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1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2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3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4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5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6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7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8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sample.ui.model.Watchers.(Anon_9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Builder.comMultiplicadoresDe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Builder.trocandoPorSeEncontra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DigitoPara.proximoMultiplicad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ase.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formatador.FormatadorBase.matchAndReplac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ase.podeSerFormat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oleto.desformat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formatador.FormatadorBoleto.ehTribut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oleto.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oleto.format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Boleto.podeSer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EP.podeSer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PFCNPJ.desformat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formatador.FormatadorCPFCNPJ.ehCp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PFCNPJ.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PFCNPJ.format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Telefone.desformat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formatador.FormatadorTelefone.ehNoveDigito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Telefone.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Telefone.format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Telefone.podeSer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Valor.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Valor.format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Method</text:p>
          </table:table-cell>
          <table:table-cell office:value-type="string" calcext:value-type="string">
            <text:p>br.com.concrete.canarinho.formatador.FormatadorValor.getInstanc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Valor.podeSer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paste.(Anon_1).getConstraint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activity.MainActivity.onCrea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fragment.CanarinhoValorMonetarioWatcherFragment.bin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fragment.WatcherFragment.bin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EP.assertThrowsDe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EP.assertThrow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EP.consegueDizerSe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NPJ.assertThrowsDe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NPJ.assertThrow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NPJ.consegueDizerSe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PF.assertThrowsDe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PF.assertThrow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.consegueDizerSe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PFCNPJ.assertThrowsDe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test.TesteFormatadorCPFCNPJ.assertThrowsForma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Telefone.consegueDesformata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Telefone.consegueDizerSe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Telefone.consegueDizerSePodeFormata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Telefone.consegueFormata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Valor.consegueDizerSeEstaFormata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Valor.consegueDizerSePodeFormata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Boleto.ehValid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validator.ValidadorCPFCNPJ.ehCp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ed Method</text:p>
          </table:table-cell>
          <table:table-cell office:value-type="string" calcext:value-type="string">
            <text:p>br.com.concrete.canarinho.watcher.BaseCanarinhoTextWatcher.atualizaText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ed Method</text:p>
          </table:table-cell>
          <table:table-cell office:value-type="string" calcext:value-type="string">
            <text:p>br.com.concrete.canarinho.watcher.BaseCanarinhoTextWatcher.trataAdicaoRemocaoDeCarac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CEPTextWatcher.afterTextChange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br.com.concrete.canarinho.watcher.ValorMonetarioWatcher.ValorMonetarioWatch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ValorMonetarioWatcher.atualizaText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aseWatcherFragment.jav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rmatador.jav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stract Class</text:p>
          </table:table-cell>
          <table:table-cell office:value-type="string" calcext:value-type="string">
            <text:p>br.com.concrete.canarinho.formatador.Formatador.Padroe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 Abstract Class</text:p>
          </table:table-cell>
          <table:table-cell office:value-type="string" calcext:value-type="string">
            <text:p>br.com.concrete.canarinho.sample.ui.fragment.BaseWatcherFrag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onymous Class</text:p>
          </table:table-cell>
          <table:table-cell office:value-type="string" calcext:value-type="string">
            <text:p>br.com.concrete.canarinho.test.watcher.BoletoTextWatcherTest.setUp.(Anon_1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Builder.comMultiplicador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Builder.complementarAoModul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Builder.m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DigitoPara.Builder.somandoIndividualmen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DigitoPara.DigitoPar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DigitoPara.somaDigi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formatador.Formatador.Padroes.Padro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br.com.concrete.canarinho.formatador.FormatadorBase.FormatadorBa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formatador.FormatadorBoleto.FormatadorBole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Method</text:p>
          </table:table-cell>
          <table:table-cell office:value-type="string" calcext:value-type="string">
            <text:p>br.com.concrete.canarinho.formatador.FormatadorBoleto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formatador.FormatadorCEP.FormatadorCE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EP.desformat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EP.estaFormat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CEP.format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Method</text:p>
          </table:table-cell>
          <table:table-cell office:value-type="string" calcext:value-type="string">
            <text:p>br.com.concrete.canarinho.formatador.FormatadorCEP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formatador.FormatadorCPFCNPJ.FormatadorCPFCNPJ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Method</text:p>
          </table:table-cell>
          <table:table-cell office:value-type="string" calcext:value-type="string">
            <text:p>br.com.concrete.canarinho.formatador.FormatadorCPFCNPJ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formatador.FormatadorLinhaDigitavel.FormatadorLinhaDigitav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LinhaDigitavel.estaFormat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Method</text:p>
          </table:table-cell>
          <table:table-cell office:value-type="string" calcext:value-type="string">
            <text:p>br.com.concrete.canarinho.formatador.FormatadorLinhaDigitavel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formatador.FormatadorLinhaDigitavel.podeSerFormat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formatador.FormatadorTelefone.FormatadorTelefo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Method</text:p>
          </table:table-cell>
          <table:table-cell office:value-type="string" calcext:value-type="string">
            <text:p>br.com.concrete.canarinho.formatador.FormatadorTelefone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formatador.FormatadorValor.FormatadorVal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BugOnApi28Test.moneyFormatSuccessfulRunsOnApi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BugOnApi28Test.moneyFormatSuccessfulRunsOnApi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CPFCNPJIn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CPFCNPJ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BoletoNormalComBlocosInvali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BoletoNormalComBlocosInvalidosComMensagemCustomiz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BoletoNormal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BoletoTributo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CEP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CNPJIn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CNPJ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CPFIn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CPF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Telefone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DigitarUmValorMonetarioFormat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UtilizarUmaMascaraGenericaSemValidadorOuEv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ValidarUmBoletoSetandoOCodigoIntei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consegueValidarUmBoletoTributoSetandoOCodigoIntei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sample.DemoWatchersInstrumentationTest.navigateToTa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sample.DemoWatchersInstrumentationTest.pas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paste.(Anon_1).getDescrip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DemoWatchersInstrumentationTest.paste.(Anon_1).perfo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sample.ui.adapter.WatchersPagerAdapter.WatchersPager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adapter.WatchersPagerAdapter.getC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adapter.WatchersPagerAdapter.getIt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adapter.WatchersPagerAdapter.getPageTit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fragment.BaseWatcherFragment.setMod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fragment.CanarinhoValorMonetarioWatcherFragment.onCreateVi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Static Method</text:p>
          </table:table-cell>
          <table:table-cell office:value-type="string" calcext:value-type="string">
            <text:p>br.com.concrete.canarinho.sample.ui.fragment.WatcherFragment.new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fragment.WatcherFragment.onCreateVi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1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1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2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2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3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3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4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4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5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5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6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6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7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7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8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8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9).buildFragm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(Anon_9).setup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br.com.concrete.canarinho.sample.ui.model.Watchers.EventoDeValidacaoBoleto.EventoDeValidacaoBole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sample.ui.model.Watchers.SampleEventoDeValidacao.SampleEventoDeValidaca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SampleEventoDeValidacao.in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SampleEventoDeValidacao.parcialmente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SampleEventoDeValidacao.totalmente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br.com.concrete.canarinho.sample.ui.model.Watchers.Watcher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getHi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getTit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valueO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sample.ui.model.Watchers.valu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BOLETO.consegueDes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BOLETO.consegueDizerSeEstaFormat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BOLETO.consegueDizerSePod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BOLETO.consegu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EP.consegueDes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EP.consegueDizerSePod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EP.consegu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NPJ.consegueDes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NPJ.consegueDizerSePod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NPJ.consegu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.consegueDesformatarCP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.consegueDizerSePod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.consegueFormatarCP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CNPJ.consegueDes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CNPJ.consegueDizerSePod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CPFCNPJ.consegu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LinhaDigitavel.consegueDizerSeEstaFormat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LinhaDigitavel.consegueDizerSePod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LinhaDigitavel.consegueFormatarEDes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Valor.consegueDes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Valor.consegueDesformatarComSimbol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Valor.consegueFormat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FormatadorValor.consegueFormatarComSimbol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Validadores.consegueValidarBoletoNorm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Validadores.consegueValidarBoletoTributoDeTax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Validadores.consegueValidarBoletoTributoSemSerTax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Validadores.consegueValidarCE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Validadores.consegueValidarCNPJ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Validadores.consegueValidarCP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TesteValidadores.consegueValidarTelefo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BoletoTextWatcherTest.deleting_afterEmptyingEditTextItKeepsValidatingInpu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BoletoTextWatcherTest.deleting_canEmptyEditTex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BoletoTextWatcherTest.setU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BoletoTextWatcherTest.setUp.(Anon_1).perfo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BoletoTextWatcherTest.typing_canValidateEmptySta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BoletoTextWatcherTest.typing_canValidateProperCharacter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ValorMonetarioWatcherTest.setU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ValorMonetarioWatcherTest.watcher_canEmptyTextAndKeepZero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ValorMonetarioWatcherTest.watcher_canEmptyTextWithoutZero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ValorMonetarioWatcherTest.watcher_formataO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test.watcher.ValorMonetarioWatcherTest.watcher_formataOkComSimbol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.ResultadoParcial.getMensag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.ResultadoParcial.isParcialmente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.ResultadoParcial.is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.ResultadoParcial.mensag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.ResultadoParcial.parcialmente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validator.Validador.ResultadoParcial.totalmenteVali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validator.ValidadorBoleto.ValidadorBole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validator.ValidadorBoleto.ehTribu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Static Method</text:p>
          </table:table-cell>
          <table:table-cell office:value-type="string" calcext:value-type="string">
            <text:p>br.com.concrete.canarinho.validator.ValidadorBoleto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validator.ValidadorCEP.ValidadorCE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Static Method</text:p>
          </table:table-cell>
          <table:table-cell office:value-type="string" calcext:value-type="string">
            <text:p>br.com.concrete.canarinho.validator.ValidadorCEP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validator.ValidadorCNPJ.ValidadorCNPJ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Static Method</text:p>
          </table:table-cell>
          <table:table-cell office:value-type="string" calcext:value-type="string">
            <text:p>br.com.concrete.canarinho.validator.ValidadorCNPJ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validator.ValidadorCPF.ValidadorCP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 Method</text:p>
          </table:table-cell>
          <table:table-cell office:value-type="string" calcext:value-type="string">
            <text:p>br.com.concrete.canarinho.validator.ValidadorCPF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validator.ValidadorCPFCNPJ.ValidadorCPFCNPJ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Static Method</text:p>
          </table:table-cell>
          <table:table-cell office:value-type="string" calcext:value-type="string">
            <text:p>br.com.concrete.canarinho.validator.ValidadorCPFCNPJ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validator.ValidadorTelefone.ValidadorTelefo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Static Method</text:p>
          </table:table-cell>
          <table:table-cell office:value-type="string" calcext:value-type="string">
            <text:p>br.com.concrete.canarinho.validator.ValidadorTelefone.getInst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BaseCanarinhoTextWatcher.beforeTextChang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Generic Method</text:p>
          </table:table-cell>
          <table:table-cell office:value-type="string" calcext:value-type="string">
            <text:p>br.com.concrete.canarinho.watcher.BaseCanarinhoTextWatcher.getEventoDeValidaca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ed Method</text:p>
          </table:table-cell>
          <table:table-cell office:value-type="string" calcext:value-type="string">
            <text:p>br.com.concrete.canarinho.watcher.BaseCanarinhoTextWatcher.isApagouCarac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BaseCanarinhoTextWatcher.isMudancaInter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BaseCanarinhoTextWatcher.onTextChang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BaseCanarinhoTextWatcher.setEventoDeValidaca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BaseCanarinhoTextWatcher.trataAdicaoDeCarac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watcher.BoletoBancarioTextWatcher.BoletoBancarioText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BoletoBancarioTextWatcher.ehTribu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BoletoBancarioTextWatcher.getResultadoParc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watcher.CEPTextWatcher.CEPText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watcher.CPFCNPJTextWatcher.CPFCNPJText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watcher.CPFCNPJTextWatcher.CPFCNPJText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CPFCNPJTextWatcher.ehCp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MascaraNumericaTextWatcher.Builder.comCallbackDeValidaca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MascaraNumericaTextWatcher.Builder.comValid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MascaraNumericaTextWatcher.Builder.paraMascar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watcher.MascaraNumericaTextWatcher.MascaraNumericaText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Constructor</text:p>
          </table:table-cell>
          <table:table-cell office:value-type="string" calcext:value-type="string">
            <text:p>br.com.concrete.canarinho.watcher.MascaraNumericaTextWatcher.MascaraNumericaText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watcher.TelefoneTextWatcher.TelefoneText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Method</text:p>
          </table:table-cell>
          <table:table-cell office:value-type="string" calcext:value-type="string">
            <text:p>br.com.concrete.canarinho.watcher.TelefoneTextWatcher.ehNoveDigi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ValorMonetarioWatcher.Builder.bui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ValorMonetarioWatcher.Builder.comMantemZerosAoLim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ValorMonetarioWatcher.Builder.comSimboloRe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Constructor</text:p>
          </table:table-cell>
          <table:table-cell office:value-type="string" calcext:value-type="string">
            <text:p>br.com.concrete.canarinho.watcher.ValorMonetarioWatcher.ValorMonetarioWatc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ValorMonetarioWatcher.beforeTextChang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Method</text:p>
          </table:table-cell>
          <table:table-cell office:value-type="string" calcext:value-type="string">
            <text:p>br.com.concrete.canarinho.watcher.ValorMonetarioWatcher.onTextChang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AndroidManifest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AndroidManifest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ventoDeValidacao.jav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ventoDeValidacaoDeBoleto.jav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blic Interface</text:p>
          </table:table-cell>
          <table:table-cell office:value-type="string" calcext:value-type="string">
            <text:p>br.com.concrete.canarinho.formatador.Formatad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formatador.FormatadorBoleto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formatador.FormatadorCEP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formatador.FormatadorCPFCNPJ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formatador.FormatadorLinhaDigitavel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formatador.FormatadorTelefone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formatador.FormatadorValor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sample.ui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blic Interface</text:p>
          </table:table-cell>
          <table:table-cell office:value-type="string" calcext:value-type="string">
            <text:p>br.com.concrete.canarinho.validator.Validad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validator.ValidadorBoleto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validator.ValidadorCEP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validator.ValidadorCNPJ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validator.ValidadorCPF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validator.ValidadorCPFCNPJ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e Static Class</text:p>
          </table:table-cell>
          <table:table-cell office:value-type="string" calcext:value-type="string">
            <text:p>br.com.concrete.canarinho.validator.ValidadorTelefone.SingletonHol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Variable</text:p>
          </table:table-cell>
          <table:table-cell office:value-type="string" calcext:value-type="string">
            <text:p>br.com.concrete.canarinho.watcher.BaseCanarinhoTextWatcher.getEventoDeValidacao.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br.com.concrete.canarinho.watcher.event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 Interface</text:p>
          </table:table-cell>
          <table:table-cell office:value-type="string" calcext:value-type="string">
            <text:p>br.com.concrete.canarinho.watcher.evento.EventoDeValidac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blic Interface</text:p>
          </table:table-cell>
          <table:table-cell office:value-type="string" calcext:value-type="string">
            <text:p>br.com.concrete.canarinho.watcher.evento.EventoDeValidacaoDeBole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tyle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ragment_canarinho_watcher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ragment_valor_monetario_watcher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ain_activity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md-ruleset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rings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yles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uppressions.xm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formatador.Formatador.desformat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formatador.Formatador.estaFormatad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formatador.Formatador.format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formatador.Formatador.podeSerFormatad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Abstract Method</text:p>
          </table:table-cell>
          <table:table-cell office:value-type="string" calcext:value-type="string">
            <text:p>br.com.concrete.canarinho.sample.ui.model.Watchers.buildFragment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Abstract Method</text:p>
          </table:table-cell>
          <table:table-cell office:value-type="string" calcext:value-type="string">
            <text:p>br.com.concrete.canarinho.sample.ui.model.Watchers.setupWatcher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validator.Validador.ehValid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validator.Validador.ehValid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watcher.evento.EventoDeValidacao.invalid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watcher.evento.EventoDeValidacao.parcialmenteValid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watcher.evento.EventoDeValidacao.totalmenteValid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 Method</text:p>
          </table:table-cell>
          <table:table-cell office:value-type="string" calcext:value-type="string">
            <text:p>br.com.concrete.canarinho.watcher.evento.EventoDeValidacaoDeBoleto.invalido</text:p>
          </table:table-cell>
          <table:table-cell table:style-name="Default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3:.C416])" office:value-type="float" office:value="1071" calcext:value-type="float">
            <text:p>1071</text:p>
          </table:table-cell>
          <table:table-cell table:formula="of:=SUM([.D3:.D416])" office:value-type="float" office:value="412" calcext:value-type="float">
            <text:p>412</text:p>
          </table:table-cell>
          <table:table-cell table:formula="of:=SUM([.E3:.E416])" office:value-type="float" office:value="140" calcext:value-type="float">
            <text:p>140</text:p>
          </table:table-cell>
          <table:table-cell table:formula="of:=SUM([.F3:.F416])" office:value-type="float" office:value="1573" calcext:value-type="float">
            <text:p>1573</text:p>
          </table:table-cell>
          <table:table-cell table:formula="of:=SUM([.G3:.G416])" office:value-type="float" office:value="184" calcext:value-type="float">
            <text:p>184</text:p>
          </table:table-cell>
          <table:table-cell table:formula="of:=SUM([.H3:.H416])" office:value-type="float" office:value="288" calcext:value-type="float">
            <text:p>288</text:p>
          </table:table-cell>
          <table:table-cell table:formula="of:=SUM([.I3:.I416])" office:value-type="float" office:value="34" calcext:value-type="float">
            <text:p>34</text:p>
          </table:table-cell>
          <table:table-cell table:formula="of:=SUM([.J3:.J416])" office:value-type="float" office:value="96" calcext:value-type="float">
            <text:p>96</text:p>
          </table:table-cell>
          <table:table-cell table:formula="of:=SUM([.K3:.K416])" office:value-type="float" office:value="90" calcext:value-type="float">
            <text:p>90</text:p>
          </table:table-cell>
          <table:table-cell table:formula="of:=SUM([.L3:.L416])" office:value-type="float" office:value="10122" calcext:value-type="float">
            <text:p>10122</text:p>
          </table:table-cell>
          <table:table-cell table:formula="of:=SUM([.M3:.M416])" office:value-type="float" office:value="2231" calcext:value-type="float">
            <text:p>2231</text:p>
          </table:table-cell>
          <table:table-cell table:formula="of:=SUM([.N3:.N416])" office:value-type="float" office:value="134" calcext:value-type="float">
            <text:p>134</text:p>
          </table:table-cell>
          <table:table-cell table:formula="of:=SUM([.O3:.O416])" office:value-type="float" office:value="739" calcext:value-type="float">
            <text:p>739</text:p>
          </table:table-cell>
        </table:table-row>
        <table:table-row table:style-name="ro1" table:number-rows-repeated="104815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7T10:42:16.665000000</meta:creation-date>
    <dc:date>2022-06-07T10:58:10.633000000</dc:date>
    <meta:editing-duration>PT5M2S</meta:editing-duration>
    <meta:editing-cycles>1</meta:editing-cycles>
    <meta:document-statistic meta:table-count="1" meta:cell-count="3522" meta:object-count="0"/>
    <meta:generator>LibreOffice/6.3.0.4$Windows_X86_64 LibreOffice_project/057fc023c990d676a43019934386b85b21a9ee99</meta:generator>
  </office:meta>
</office:document-meta>
</file>